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466" officeooo:paragraph-rsid="0009946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99466" officeooo:paragraph-rsid="00099466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b8148" officeooo:paragraph-rsid="000b8148"/>
    </style:style>
    <style:style style:name="P4" style:family="paragraph" style:parent-style-name="Standard" style:list-style-name="L2">
      <style:text-properties officeooo:rsid="00099466" officeooo:paragraph-rsid="00099466"/>
    </style:style>
    <style:style style:name="P5" style:family="paragraph" style:parent-style-name="Standard" style:list-style-name="L3">
      <style:text-properties officeooo:rsid="00099466" officeooo:paragraph-rsid="00099466"/>
    </style:style>
    <style:style style:name="P6" style:family="paragraph" style:parent-style-name="Standard" style:list-style-name="L4">
      <style:text-properties officeooo:rsid="00099466" officeooo:paragraph-rsid="00099466"/>
    </style:style>
    <style:style style:name="P7" style:family="paragraph" style:parent-style-name="Standard" style:list-style-name="L5">
      <style:text-properties officeooo:rsid="00099466" officeooo:paragraph-rsid="00099466"/>
    </style:style>
    <style:style style:name="P8" style:family="paragraph" style:parent-style-name="Standard" style:list-style-name="L1">
      <style:text-properties officeooo:rsid="000e2f93" officeooo:paragraph-rsid="000e2f93"/>
    </style:style>
    <style:style style:name="P9" style:family="paragraph" style:parent-style-name="Standard">
      <style:text-properties officeooo:rsid="000e2f93" officeooo:paragraph-rsid="000e2f93"/>
    </style:style>
    <style:style style:name="T1" style:family="text">
      <style:text-properties officeooo:rsid="000e2f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lichtenheft Aa<text:span text:style-name="T1">Y</text:span>u<text:span text:style-name="T1">K</text:span>a (Schiffe versenken)</text:p>
      <text:p text:style-name="P1"/>
      <text:p text:style-name="P1"/>
      <text:p text:style-name="P3">Programmiersprache: Java</text:p>
      <text:p text:style-name="P3"/>
      <text:p text:style-name="P3">Zur Speicherung des Spielfeldes wird ein zweidimensionales Array benutzt, das mit den Werten:</text:p>
      <text:list xml:id="list649612970" text:style-name="L1">
        <text:list-item>
          <text:p text:style-name="P8">Wasser: 0</text:p>
        </text:list-item>
        <text:list-item>
          <text:p text:style-name="P8">schon beschossenes Wasser: -10</text:p>
        </text:list-item>
        <text:list-item>
          <text:p text:style-name="P8">Schiff: Zahl zwischen 1 und 8 (erstes Schiff 1, zweites Schiff 2, usw.)</text:p>
        </text:list-item>
        <text:list-item>
          <text:p text:style-name="P8">getroffenes Schiff: Zahl des jeweiligen Schiffes in negativ</text:p>
        </text:list-item>
      </text:list>
      <text:p text:style-name="P9">gefüllt wir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maufbau:</text:p>
      <text:p text:style-name="P1"/>
      <text:p text:style-name="P1">main:</text:p>
      <text:list xml:id="list1041538840" text:style-name="L2">
        <text:list-item>
          <text:p text:style-name="P4">globale Variablen wie Einstellungen, Gewinner</text:p>
        </text:list-item>
        <text:list-item>
          <text:p text:style-name="P4">Spielverlauf (Menü, Starten, Ende)</text:p>
        </text:list-item>
      </text:list>
      <text:p text:style-name="P1"/>
      <text:p text:style-name="P1">GameBoard: internes System / Spiel</text:p>
      <text:list xml:id="list1891403048" text:style-name="L3">
        <text:list-item>
          <text:p text:style-name="P5">placeShip()</text:p>
        </text:list-item>
        <text:list-item>
          <text:p text:style-name="P5">shoot(x, y) : int</text:p>
        </text:list-item>
      </text:list>
      <text:p text:style-name="P1"/>
      <text:p text:style-name="P1">Display:</text:p>
      <text:list xml:id="list2027640765" text:style-name="L4">
        <text:list-item>
          <text:p text:style-name="P6">Anzeige (Menü, Spiel, Win-Bildschirm)</text:p>
        </text:list-item>
      </text:list>
      <text:p text:style-name="P1"/>
      <text:p text:style-name="P1">Steuerung: </text:p>
      <text:list xml:id="list3482845969" text:style-name="L5">
        <text:list-item>
          <text:p text:style-name="P7">mit der Maus</text:p>
        </text:list-item>
      </text:list>
      <text:p text:style-name="P1"/>
      <text:p text:style-name="P1">Bild für GUI (User Interf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53:23.264711788</meta:creation-date>
    <dc:date>2018-05-07T10:32:31.307081494</dc:date>
    <meta:editing-duration>PT48M58S</meta:editing-duration>
    <meta:editing-cycles>3</meta:editing-cycles>
    <meta:generator>LibreOffice/5.4.3.2$Linux_X86_64 LibreOffice_project/40m0$Build-2</meta:generator>
    <meta:document-statistic meta:table-count="0" meta:image-count="0" meta:object-count="0" meta:page-count="1" meta:paragraph-count="20" meta:word-count="93" meta:character-count="607" meta:non-whitespace-character-count="543"/>
  </office:meta>
</office:document-meta>
</file>